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0pt" style:font-size-asian="10pt" style:font-size-complex="10pt"/>
    </style:style>
    <style:style style:name="P3" style:family="paragraph" style:parent-style-name="Standard" style:list-style-name="L1">
      <style:text-properties fo:font-size="11pt" style:font-size-asian="11pt" style:font-size-complex="11pt"/>
    </style:style>
    <style:style style:name="P4" style:family="paragraph" style:parent-style-name="Standard" style:list-style-name="L1">
      <style:text-properties fo:font-size="12pt" style:font-size-asian="12pt" style:font-size-complex="12pt"/>
    </style:style>
    <style:style style:name="T1" style:family="text">
      <style:text-properties fo:font-size="10.5pt"/>
    </style:style>
    <style:style style:name="T2" style:family="text">
      <style:text-properties style:font-size-asian="10.5pt"/>
    </style:style>
    <style:style style:name="T3" style:family="text">
      <style:text-properties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167049" text:style-name="L1">
        <text:list-item>
          <text:p text:style-name="P1">Main laptop to registration</text:p>
          <text:list>
            <text:list-item>
              <text:p text:style-name="P2">Get laptop to registration before it opens and open up the "Registration" program for them. <text:s/>They will use that for add new entries and delete the no-shows. <text:s/>Technically, we could use a secondary laptop and merge but it hasn't been fully tested and registration closes before the event starts.</text:p>
              <text:p text:style-name="P2"/>
            </text:list-item>
          </text:list>
        </text:list-item>
        <text:list-item>
          <text:p text:style-name="P1">Setup 2 other laptops with power and network connections along with PA, etc</text:p>
          <text:list>
            <text:list-item>
              <text:p text:style-name="P2">There should be a linksys WRT54G in the truck with external antenna.</text:p>
            </text:list-item>
            <text:list-item>
              <text:p text:style-name="P2">Laptop 1 will become ProTimer, it requires a Java only install, a network connection, and some form of serial port. <text:s/>Connect to Jerry's hardware and test to see if commands are actually being sent over serial line. <text:s/>Make sure it is also connected to the network</text:p>
            </text:list-item>
            <text:list-item>
              <text:p text:style-name="P2">Laptop 2 (optional for right side) will become the secondary data entry, it requires a Java only install and a network connection.</text:p>
              <text:p text:style-name="P2"/>
            </text:list-item>
          </text:list>
        </text:list-item>
        <text:list-item>
          <text:p text:style-name="P1">Print out grid reports</text:p>
          <text:list>
            <text:list-item>
              <text:p text:style-name="P2">After registration closes, get the main laptop back. <text:s/>Go to the results page (http://127.0.0.1/results) and for the first pro, print out the Grid Order by number. <text:s/>Get that print out to the grid folks. <text:s/>Might as well print a copy for data entry too as that can help them figure out who is actually in line later</text:p>
              <text:p text:style-name="P2"/>
            </text:list-item>
          </text:list>
        </text:list-item>
        <text:list-item>
          <text:p text:style-name="P1">Setup main data entry laptop</text:p>
          <text:list>
            <text:list-item>
              <text:p text:style-name="P2">Make sure data entry laptop is running and connected to the network</text:p>
            </text:list-item>
            <text:list-item>
              <text:p text:style-name="P2">Set event to proper, course to 1 (Left side)</text:p>
            </text:list-item>
            <text:list-item>
              <text:p text:style-name="P2">Timer → Pro Timer network, select the pro timer service that is found. <text:s/>If nothing is found, verify ProTimer is on and connected to the network and that firewalls are not an issue</text:p>
              <text:p text:style-name="P2"/>
            </text:list-item>
          </text:list>
        </text:list-item>
        <text:list-item>
          <text:p text:style-name="P1">Setup secondary laptop (optional if available)</text:p>
          <text:list>
            <text:list-item>
              <text:p text:style-name="P2">Make sure secondary laptop is connected to the network</text:p>
            </text:list-item>
            <text:list-item>
              <text:p text:style-name="P2">File → Open Database → Network, enter host and name manually or use Find to try and find it automatically (providing firewalls aren't getting in the way)</text:p>
            </text:list-item>
            <text:list-item>
              <text:p text:style-name="P2">Set event to proper, course to 2 (Right side)</text:p>
            </text:list-item>
            <text:list-item>
              <text:p text:style-name="P2">Timer → Pro Timer network, select the pro timer service that is found. <text:s/>If nothing is found, verify ProTimer is on and connected to the network and that firewalls are not an issue</text:p>
              <text:p text:style-name="P2"/>
            </text:list-item>
          </text:list>
        </text:list-item>
        <text:list-item>
          <text:p text:style-name="P4">Proceed similar to regular data entry</text:p>
          <text:list>
            <text:list-item>
              <text:p text:style-name="P2">If using two data entry machines, its just like a regular event. <text:s/>With a single machine, the user must flip back and forth between course 1 and 2.</text:p>
            </text:list-item>
            <text:list-item>
              <text:p text:style-name="P2">Each machine connected to the ProTimer will get left times and right times but left times only show when course 1 is selected and right times only show when course 2 is selected.</text:p>
            </text:list-item>
            <text:list-item>
              <text:p text:style-name="P2">We've had lockup like issues on the remote data entry machine before. <text:s/>Stress testing at home produces nothing. <text:s/>Some hardware does seem to act up when left in the sun. <text:s/>Perhaps someone can run wireshark on the remote system during the day to help diagnose WTHIH. <text:s/>Rebooting the remote laptop seemed to help which would indicate a networking issues.</text:p>
              <text:p text:style-name="P2"/>
            </text:list-item>
          </text:list>
        </text:list-item>
        <text:list-item>
          <text:p text:style-name="P4">As each run group ends, perform audit</text:p>
          <text:list>
            <text:list-item>
              <text:p text:style-name="P2">Standard run group print out. <text:s/>Should open two tabs in the browser, one for course 1 and one for course 2.</text:p>
              <text:p text:style-name="P2"/>
            </text:list-item>
          </text:list>
        </text:list-item>
        <text:list-item>
          <text:p text:style-name="P4">After first half, print out new grid report</text:p>
          <text:list>
            <text:list-item>
              <text:p text:style-name="P2">Second time around, select order by position, data entry will need to reorder their runorder accordingly</text:p>
              <text:p text:style-name="P2"/>
            </text:list-item>
          </text:list>
        </text:list-item>
        <text:list-item>
          <text:p text:style-name="P4">Perform final audit</text:p>
          <text:p text:style-name="P3"/>
        </text:list-item>
        <text:list-item>
          <text:p text:style-name="P4">Print dialin report</text:p>
          <text:list>
            <text:list-item>
              <text:p text:style-name="P2">Ladies by Net and Open by Net.</text:p>
              <text:p text:style-name="P2"/>
            </text:list-item>
          </text:list>
        </text:list-item>
        <text:list-item>
          <text:p text:style-name="P4">See the challenge document for running challeng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ett Wilson</meta:initial-creator>
    <meta:creation-date>2011-04-10T22:41:00.97</meta:creation-date>
    <dc:date>2011-04-11T00:36:28.80</dc:date>
    <dc:creator>Brett Wilson</dc:creator>
    <meta:editing-duration>PT00H24M21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1" meta:paragraph-count="29" meta:word-count="577" meta:character-count="3171"/>
  </office:meta>
</office:document-meta>
</file>